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style:font-size-asian="21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13pt" style:text-underline-style="none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</style:style>
    <style:style style:name="T1" style:family="text">
      <style:text-properties fo:font-size="13pt" style:text-underline-style="none" style:font-size-asian="11.3500003814697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tions</text:p>
      <text:p text:style-name="P3"/>
      <text:p text:style-name="P5">PBM ASCII :</text:p>
      <text:p text:style-name="P2"><text:span text:style-name="T1"><text:tab/></text:span><text:span text:style-name="T1">Portable BitMap file format.</text:span></text:p>
      <text:p text:style-name="P4"><text:span text:style-name="T1"><text:tab/></text:span><text:a xlink:type="simple" xlink:href="http://devernay.free.fr/cours/vision/iicao/TP1.pdf"><text:span text:style-name="T1">http://devernay.free.fr/cours/vision/iicao/TP1.pdf</text:span></text:a></text:p>
      <text:p text:style-name="P5">Nombre magique du format (ASCII) : </text:p>
      <text:p text:style-name="P5"><text:tab/>Permet d'identifier le type de fichier d'image (PBM, PGM ou PPM).</text:p>
      <text:p text:style-name="P4"><text:span text:style-name="T1"><text:tab/></text:span><text:a xlink:type="simple" xlink:href="http://devernay.free.fr/cours/vision/iicao/TP1.pdf">http://devernay.free.fr/cours/vision/iicao/TP1.pdf</text:a></text:p>
      <text:p text:style-name="P5">UTF-8 :</text:p>
      <text:p text:style-name="P2"><text:span text:style-name="T1"><text:tab/></text:span><text:span text:style-name="T1">Universal Character Set Transformation Format - 8 bits.</text:span></text:p>
      <text:p text:style-name="P4"><text:span text:style-name="T1"><text:tab/></text:span><text:a xlink:type="simple" xlink:href="http://fr.wikipedia.org/wiki/UTF-8">http://fr.wikipedia.org/wiki/UTF-8</text:a></text:p>
      <text:p text:style-name="P4"/>
      <text:p text:style-name="P4">mopilk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46S</meta:editing-duration>
    <meta:editing-cycles>8</meta:editing-cycles>
    <meta:generator>OpenOffice/4.0.1$Win32 OpenOffice.org_project/401m5$Build-9714</meta:generator>
    <dc:date>2014-12-04T12:56:35.25</dc:date>
    <meta:document-statistic meta:table-count="0" meta:image-count="0" meta:object-count="0" meta:page-count="1" meta:paragraph-count="11" meta:word-count="39" meta:character-count="360"/>
    <dc:creator>david lantonnet</dc:creator>
    <meta:user-defined meta:name="Info 1"/>
    <meta:user-defined meta:name="Info 2"/>
    <meta:user-defined meta:name="Info 3"/>
    <meta:user-defined meta:name="Info 4"/>
  </office:meta>
</office:document-meta>
</file>